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2.302cm"/>
    </style:style>
    <style:style style:name="Tableau4.B" style:family="table-column">
      <style:table-column-properties style:column-width="2.383cm"/>
    </style:style>
    <style:style style:name="Tableau4.C" style:family="table-column">
      <style:table-column-properties style:column-width="3.879cm"/>
    </style:style>
    <style:style style:name="Tableau4.D" style:family="table-column">
      <style:table-column-properties style:column-width="2.956cm"/>
    </style:style>
    <style:style style:name="Tableau4.E" style:family="table-column">
      <style:table-column-properties style:column-width="8.079cm"/>
    </style:style>
    <style:style style:name="Tableau4.F" style:family="table-column">
      <style:table-column-properties style:column-width="8.31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8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Arial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34" style:family="paragraph" style:parent-style-name="Footnote">
      <style:text-properties style:font-name="Arial" fo:font-size="9pt" style:font-size-asian="9pt" style:font-size-complex="9pt"/>
    </style:style>
    <style:style style:name="P35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36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37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39" style:family="paragraph" style:parent-style-name="Standard">
      <style:text-properties officeooo:paragraph-rsid="004d1bbf"/>
    </style:style>
    <style:style style:name="P40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41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officeooo:rsid="000bf3ed"/>
    </style:style>
    <style:style style:name="T7" style:family="text">
      <style:text-properties officeooo:rsid="00654fdb"/>
    </style:style>
    <style:style style:name="T8" style:family="text">
      <style:text-properties officeooo:rsid="0064d1a6"/>
    </style:style>
    <style:style style:name="T9" style:family="text">
      <style:text-properties officeooo:rsid="00100ad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ce3c2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701956"/>
    </style:style>
    <style:style style:name="T23" style:family="text">
      <style:text-properties officeooo:rsid="006eb361"/>
    </style:style>
    <style:style style:name="T24" style:family="text">
      <style:text-properties officeooo:rsid="00b8393c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4b8b43"/>
    </style:style>
    <style:style style:name="T27" style:family="text">
      <style:text-properties officeooo:rsid="004d1bbf"/>
    </style:style>
    <style:style style:name="T28" style:family="text">
      <style:text-properties officeooo:rsid="00599007"/>
    </style:style>
    <style:style style:name="T29" style:family="text">
      <style:text-properties officeooo:rsid="0062715b"/>
    </style:style>
    <style:style style:name="T30" style:family="text">
      <style:text-properties officeooo:rsid="00642888"/>
    </style:style>
    <style:style style:name="T31" style:family="text">
      <style:text-properties officeooo:rsid="00669e81"/>
    </style:style>
    <style:style style:name="T32" style:family="text">
      <style:text-properties officeooo:rsid="0076ac89"/>
    </style:style>
    <style:style style:name="T33" style:family="text">
      <style:text-properties officeooo:rsid="00781aa5"/>
    </style:style>
    <style:style style:name="T34" style:family="text">
      <style:text-properties officeooo:rsid="00794ba6"/>
    </style:style>
    <style:style style:name="T35" style:family="text">
      <style:text-properties officeooo:rsid="007b639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Nom de la société</text:p>
          </table:table-cell>
          <table:table-cell table:style-name="Tableau1.A1" office:value-type="string">
            <text:p text:style-name="P7"><text:span text:style-name="T30">{entity} - </text:span>{mycompany_name}</text:p>
          </table:table-cell>
          <table:table-cell table:style-name="Tableau1.C1" table:number-rows-spanned="3" office:value-type="string">
            <text:p text:style-name="P6">{photoDefault}</text:p>
          </table:table-cell>
        </table:table-row>
        <table:table-row table:style-name="Tableau1.2">
          <table:table-cell table:style-name="Tableau1.A2" office:value-type="string">
            <text:p text:style-name="P11">Nom de l'unité</text:p>
          </table:table-cell>
          <table:table-cell table:style-name="Tableau1.A2" office:value-type="string">
            <text:p text:style-name="P15"><text:span text:style-name="T28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2">Description</text:p>
          </table:table-cell>
          <table:table-cell table:style-name="Tableau1.A2" office:value-type="string">
            <text:p text:style-name="P14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35">En fonction des réglages cette liste contient les risques de l'unité de travail, les risques hérités, les risques partagés.</text:p></text:note-body></text:note> associés à <text:span text:style-name="T31">l'</text:span>unité <text:span text:style-name="T11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339788094864">
          <table:table-cell table:style-name="Tableau3.A1" office:value-type="string">
            <text:p text:style-name="P42"><text:span text:style-name="T29">S</text:span><text:note text:id="ftn2" text:note-class="footnote"><text:note-citation>2</text:note-citation><text:note-body><text:p text:style-name="P37">Numéro unique désignant <text:span text:style-name="T7">SX pour l’établissement, UTX pour les unités de travail, GPX pour les groupements, RKX pour les risques, RAX pour l’évaluation du risque noté dans la colonne Cot.</text:span></text:p></text:note-body></text:note> <text:span text:style-name="T29">- U</text:span>T <text:span text:style-name="T16">ou</text:span> GP</text:p>
          </table:table-cell>
          <table:table-cell table:style-name="Tableau3.A1" office:value-type="string">
            <text:p text:style-name="P25">Id <text:span text:style-name="T18">RA</text:span></text:p>
          </table:table-cell>
          <table:table-cell table:style-name="Tableau3.A1" office:value-type="string">
            <text:p text:style-name="P25">Cot</text:p>
          </table:table-cell>
          <table:table-cell table:style-name="Tableau3.A1" office:value-type="string">
            <text:p text:style-name="P27">Risques</text:p>
          </table:table-cell>
          <table:table-cell table:style-name="Tableau3.A1" office:value-type="string">
            <text:p text:style-name="P27">Description du risque</text:p>
          </table:table-cell>
          <table:table-cell table:style-name="Tableau3.A1" office:value-type="string">
            <text:p text:style-name="P25">Commentaire <text:span text:style-name="T26">de </text:span>l'<text:span text:style-name="T26">évaluation</text:span></text:p>
          </table:table-cell>
          <table:table-cell table:style-name="Tableau3.G1" office:value-type="string">
            <text:p text:style-name="P32">Plan d’action<text:span text:style-name="T24">s</text:span></text:p>
          </table:table-cell>
        </table:table-row>
        <table:table-row table:style-name="TableLine2339788123152">
          <table:table-cell table:style-name="Tableau3.A2" office:value-type="string">
            <text:p text:style-name="P29">[!-- BEGIN row.risq4 --]{nomElement}</text:p>
          </table:table-cell>
          <table:table-cell table:style-name="Tableau3.B2" office:value-type="string">
            <text:p text:style-name="P29">{identifiantRisque}</text:p>
          </table:table-cell>
          <table:table-cell table:style-name="Tableau3.C2" office:value-type="string">
            <text:p text:style-name="P29">{quotationRisque}</text:p>
          </table:table-cell>
          <table:table-cell table:style-name="Tableau3.D2" office:value-type="string">
            <text:p text:style-name="P30">{nomDanger}</text:p>
            <text:p text:style-name="P33">{nomPicto}</text:p>
          </table:table-cell>
          <table:table-cell table:style-name="Tableau3.E2" office:value-type="string">
            <text:p text:style-name="P30">{descriptionRisque}</text:p>
          </table:table-cell>
          <table:table-cell table:style-name="Tableau3.F2" office:value-type="string">
            <text:p text:style-name="P30">{commentaireEvaluation}</text:p>
          </table:table-cell>
          <table:table-cell table:style-name="Tableau3.G2" office:value-type="string">
            <text:p text:style-name="P23"><text:span text:style-name="T8">Actions en </text:span>cours :</text:p>
            <text:p text:style-name="P23"/>
            <text:p text:style-name="P28">{actionPreventionUncompleted}</text:p>
            <text:p text:style-name="P28"/>
            <text:p text:style-name="P23"><text:span text:style-name="T8">Action réalisées </text:span>:</text:p>
            <text:p text:style-name="P40"/>
            <text:p text:style-name="P28"><text:span text:style-name="T25">{actionPreventionCompleted}</text:span>[!-- END row.risq4 --]</text:p>
          </table:table-cell>
        </table:table-row>
        <table:table-row table:style-name="Tableau3.3">
          <table:table-cell table:style-name="Tableau3.A3" office:value-type="string">
            <text:p text:style-name="P29">[!-- BEGIN row.risq3 --]{nomElement}</text:p>
          </table:table-cell>
          <table:table-cell table:style-name="Tableau3.B3" office:value-type="string">
            <text:p text:style-name="P29">{identifiantRisque}</text:p>
          </table:table-cell>
          <table:table-cell table:style-name="Tableau3.C3" office:value-type="string">
            <text:p text:style-name="P29">{quotationRisque}</text:p>
          </table:table-cell>
          <table:table-cell table:style-name="Tableau3.D3" office:value-type="string">
            <text:p text:style-name="P30">{nomDanger}</text:p>
            <text:p text:style-name="P33">{nomPicto}</text:p>
          </table:table-cell>
          <table:table-cell table:style-name="Tableau3.E3" office:value-type="string">
            <text:p text:style-name="P30">{descriptionRisque}</text:p>
          </table:table-cell>
          <table:table-cell table:style-name="Tableau3.F3" office:value-type="string">
            <text:p text:style-name="P30">{commentaireEvaluation}</text:p>
          </table:table-cell>
          <table:table-cell table:style-name="Tableau3.G3" office:value-type="string">
            <text:p text:style-name="P24"><text:span text:style-name="T8">Actions en </text:span>cours :</text:p>
            <text:p text:style-name="P24"/>
            <text:p text:style-name="P28">{actionPreventionUncompleted}</text:p>
            <text:p text:style-name="P28"/>
            <text:p text:style-name="P24"><text:span text:style-name="T8">Action réalisées </text:span>:</text:p>
            <text:p text:style-name="P41"/>
            <text:p text:style-name="P16"><text:span text:style-name="T25">{actionPreventionCompleted}</text:span>[!-- END row.risq3 --]</text:p>
          </table:table-cell>
        </table:table-row>
        <table:table-row table:style-name="Tableau3.4">
          <table:table-cell table:style-name="Tableau3.A4" office:value-type="string">
            <text:p text:style-name="P29">[!-- BEGIN row.risq2 --]{nomElement}</text:p>
          </table:table-cell>
          <table:table-cell table:style-name="Tableau3.B4" office:value-type="string">
            <text:p text:style-name="P29">{identifiantRisque}</text:p>
          </table:table-cell>
          <table:table-cell table:style-name="Tableau3.C4" office:value-type="string">
            <text:p text:style-name="P29">{quotationRisque}</text:p>
          </table:table-cell>
          <table:table-cell table:style-name="Tableau3.D4" office:value-type="string">
            <text:p text:style-name="P30">{nomDanger}</text:p>
            <text:p text:style-name="P33">{nomPicto}</text:p>
          </table:table-cell>
          <table:table-cell table:style-name="Tableau3.E4" office:value-type="string">
            <text:p text:style-name="P30">{descriptionRisque}</text:p>
          </table:table-cell>
          <table:table-cell table:style-name="Tableau3.F4" office:value-type="string">
            <text:p text:style-name="P30">{commentaireEvaluation}</text:p>
          </table:table-cell>
          <table:table-cell table:style-name="Tableau3.G4" office:value-type="string">
            <text:p text:style-name="P24"><text:span text:style-name="T8">Actions en </text:span>cours :</text:p>
            <text:p text:style-name="P24"/>
            <text:p text:style-name="P28">{actionPreventionUncompleted}</text:p>
            <text:p text:style-name="P28"/>
            <text:p text:style-name="P24"><text:soft-page-break/><text:span text:style-name="T8">Action réalisées </text:span>:</text:p>
            <text:p text:style-name="P24"/>
            <text:p text:style-name="P16"><text:span text:style-name="T25">{actionPreventionCompleted}</text:span>[!-- END row.risq2 --]</text:p>
          </table:table-cell>
        </table:table-row>
        <table:table-row table:style-name="TableLine2339788248000">
          <table:table-cell table:style-name="Tableau3.A5" office:value-type="string">
            <text:p text:style-name="P29">[!-- BEGIN row.risq1 --]{nomElement}</text:p>
          </table:table-cell>
          <table:table-cell table:style-name="Tableau3.B5" office:value-type="string">
            <text:p text:style-name="P29">{identifiantRisque}</text:p>
          </table:table-cell>
          <table:table-cell table:style-name="Tableau3.C5" office:value-type="string">
            <text:p text:style-name="P29">{quotationRisque}</text:p>
          </table:table-cell>
          <table:table-cell table:style-name="Tableau3.D5" office:value-type="string">
            <text:p text:style-name="P30">{nomDanger}</text:p>
            <text:p text:style-name="P33">{nomPicto}</text:p>
          </table:table-cell>
          <table:table-cell table:style-name="Tableau3.E5" office:value-type="string">
            <text:p text:style-name="P30">{descriptionRisque}</text:p>
          </table:table-cell>
          <table:table-cell table:style-name="Tableau3.F5" office:value-type="string">
            <text:p text:style-name="P30">{commentaireEvaluation}</text:p>
          </table:table-cell>
          <table:table-cell table:style-name="Tableau3.G5" office:value-type="string">
            <text:p text:style-name="P24"><text:span text:style-name="T8">Actions en </text:span>cours :</text:p>
            <text:p text:style-name="P24"/>
            <text:p text:style-name="P28">{actionPreventionUncompleted}</text:p>
            <text:p text:style-name="P28"/>
            <text:p text:style-name="P24"><text:span text:style-name="T8">Action réalisées </text:span>:</text:p>
            <text:p text:style-name="P24"/>
            <text:p text:style-name="P16"><text:span text:style-name="T25">{actionPreventionCompleted}</text:span>[!-- END row.risq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2">l’évaluation des risques pour cette unité de travail</text:span> et combien de temps. <text:span text:style-name="T9">L</text:span>es personnels <text:span text:style-name="T23">ci-dessous </text:span>ont été impliqués dans la <text:span text:style-name="T9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339788103840">
          <table:table-cell table:style-name="Tableau4.A1" office:value-type="string">
            <text:p text:style-name="P26">S – UT ou GP</text:p>
          </table:table-cell>
          <table:table-cell table:style-name="Tableau4.A1" office:value-type="string">
            <text:p text:style-name="P26">Id. <text:span text:style-name="T33">Eva</text:span><text:note text:id="ftn3" text:note-class="footnote"><text:note-citation>3</text:note-citation><text:note-body><text:p text:style-name="P36">Id.Eva numero d'identification des évaluateurs, S1 – UT ou GP <text:span text:style-name="T35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25">Date entretien</text:p>
          </table:table-cell>
          <table:table-cell table:style-name="Tableau4.A1" office:value-type="string">
            <text:p text:style-name="P25">Durée entretien</text:p>
          </table:table-cell>
          <table:table-cell table:style-name="Tableau4.E1" office:value-type="string">
            <text:p text:style-name="P25">Nom</text:p>
          </table:table-cell>
          <table:table-cell table:style-name="Tableau4.F1" office:value-type="string">
            <text:p text:style-name="P25">Prénom</text:p>
          </table:table-cell>
        </table:table-row>
        <table:table-row table:style-name="TableLine2339788269216">
          <table:table-cell table:style-name="Tableau4.A2" office:value-type="string">
            <text:p text:style-name="P29">[!-- BEGIN row.utilisateursPresents --]{nomElement}</text:p>
          </table:table-cell>
          <table:table-cell table:style-name="Tableau4.B2" office:value-type="string">
            <text:p text:style-name="P29">{idUtilisateur}</text:p>
          </table:table-cell>
          <table:table-cell table:style-name="Tableau4.C2" office:value-type="string">
            <text:p text:style-name="P31">{dateAffectationUtilisateur}</text:p>
          </table:table-cell>
          <table:table-cell table:style-name="Tableau4.D2" office:value-type="string">
            <text:p text:style-name="P29">{dureeEntretien}</text:p>
          </table:table-cell>
          <table:table-cell table:style-name="Tableau4.E2" office:value-type="string">
            <text:p text:style-name="P29">{nomUtilisateur}</text:p>
          </table:table-cell>
          <table:table-cell table:style-name="Tableau4.F2" office:value-type="string">
            <text:p text:style-name="P29">{prenomUtilisateur}[!-- END row.utilisateursPresents --]</text:p>
          </table:table-cell>
        </table:table-row>
      </table:table>
      <text:p text:style-name="P3"/>
      <text:p text:style-name="P3">Liste des <text:span text:style-name="T12">signalisations</text:span><text:span text:style-name="T12"><text:note text:id="ftn4" text:note-class="footnote"><text:note-citation>4</text:note-citation><text:note-body><text:p text:style-name="P34">En fonction des réglages cette liste contient les <text:span text:style-name="T34">signalisations</text:span> de l'unité de travail, les <text:span text:style-name="T34">signalisations</text:span> hérité<text:span text:style-name="T34">e</text:span>s, les <text:span text:style-name="T34">signalisations </text:span>partagé<text:span text:style-name="T34">e</text:span>s.</text:p></text:note-body></text:note></text:span> pour <text:span text:style-name="T10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39788262960">
          <table:table-cell table:style-name="Table1.A1" office:value-type="string">
            <text:p text:style-name="P43"><text:span text:style-name="T29">S</text:span> –<text:span text:style-name="T29"> U</text:span>T <text:span text:style-name="T16">ou</text:span> GP</text:p>
          </table:table-cell>
          <table:table-cell table:style-name="Table1.A1" office:value-type="string">
            <text:p text:style-name="P20">Id. <text:span text:style-name="T32">Sig</text:span></text:p>
          </table:table-cell>
          <table:table-cell table:style-name="Table1.A1" office:value-type="string">
            <text:p text:style-name="P21">Pict. Sig</text:p>
          </table:table-cell>
          <table:table-cell table:style-name="Table1.D1" office:value-type="string">
            <text:p text:style-name="P9"><text:span text:style-name="T19">Description </text:span><text:span text:style-name="T21">s</text:span><text:span text:style-name="T19">ignalisation</text:span><text:span text:style-name="T17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2339788270848">
          <table:table-cell table:style-name="Table1.A2" office:value-type="string">
            <text:p text:style-name="P17">[!-- BEGIN row.affectedRecommandation --]{nomElement}</text:p>
          </table:table-cell>
          <table:table-cell table:style-name="Table1.B2" office:value-type="string">
            <text:p text:style-name="P17">{identifiantRecommandation}</text:p>
          </table:table-cell>
          <table:table-cell table:style-name="Table1.C2" office:value-type="string">
            <text:p text:style-name="P17">{recommandationIcon}</text:p>
            <text:p text:style-name="P38">{recommandationName}</text:p>
          </table:table-cell>
          <table:table-cell table:style-name="Table1.D2" office:value-type="string">
            <text:p text:style-name="P17"><text:s/>{recommandationComment} [!-- END row.affectedRecommandation --]</text:p>
          </table:table-cell>
        </table:table-row>
      </table:table>
      <text:p text:style-name="P3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Line2339788267856">
          <table:table-cell table:style-name="Tableau2.A1" office:value-type="string">
            <text:p text:style-name="P19">Id. <text:span text:style-name="T27">AT/MP</text:span></text:p>
          </table:table-cell>
          <table:table-cell table:style-name="Tableau2.A1" office:value-type="string">
            <text:p text:style-name="P22">Nbre jours AT</text:p>
          </table:table-cell>
          <table:table-cell table:style-name="Tableau2.C1" office:value-type="string">
            <text:p text:style-name="P10"><text:span text:style-name="T19">Description </text:span><text:span text:style-name="T20">du presque accident ou accident</text:span></text:p>
          </table:table-cell>
        </table:table-row>
        <table:table-row table:style-name="TableLine2339788277376">
          <table:table-cell table:style-name="Tableau2.A2" office:value-type="string">
            <text:p text:style-name="P18">[!-- BEGIN row.affectedAccident --]{identifiantAccident} - {AccidentName}</text:p>
          </table:table-cell>
          <table:table-cell table:style-name="Tableau2.B2" office:value-type="string">
            <text:p text:style-name="P18">{AccidentWorkStopDays}</text:p>
          </table:table-cell>
          <table:table-cell table:style-name="Tableau2.C2" office:value-type="string">
            <text:p text:style-name="P18">{AccidentComment} [!-- END row.affectedAccident --]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3.3 - 20220713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25M3S</meta:editing-duration>
    <meta:editing-cycles>212</meta:editing-cycles>
    <meta:generator>LibreOffice/7.2.7.2$Windows_X86_64 LibreOffice_project/8d71d29d553c0f7dcbfa38fbfda25ee34cce99a2</meta:generator>
    <dc:date>2022-07-20T22:17:54.05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95" meta:word-count="373" meta:character-count="3049" meta:non-whitespace-character-count="2777"/>
    <meta:user-defined meta:name="Langue">Francais</meta:user-defined>
    <meta:user-defined meta:name="URL">www.digirisk.com</meta:user-defined>
  </office:meta>
</office:document-meta>
</file>